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9"/>
    <style:style style:name="P5" style:family="paragraph" style:parent-style-name="Standard" style:list-style-name="L15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P1">User-Stories:</text:p>
      <text:p text:style-name="Standard">. </text:p>
      <text:list xml:id="list1806844032375073379" text:style-name="L1">
        <text:list-item>
          <text:p text:style-name="P2">Das System benötigt Aktien, deren Zeitreihe von Kursen und Dividenden des letzten Jahres</text:p>
          <text:p text:style-name="P2">um daraus Portfolios erstellen zu können (Dow + Dax) </text:p>
          <text:p text:style-name="P2">Akzeptanzkriterium: <text:s/>Aktien und Kurse sind in der Datenbankund können durch Batch-Jobs.</text:p>
          <text:p text:style-name="P2"><text:s/>importiert werden. Wert:hoch, Prio 0 (Voraaussetzung für alles andere) </text:p>
          <text:p text:style-name="P2"/>
        </text:list-item>
        <text:list-item>
          <text:p text:style-name="P2">Das System benötigt einen Login-Mechanismus (zumindest für den Web-Teil). Wert mittel, Prio 2</text:p>
          <text:p text:style-name="P2">Akzeptanzkriterium: <text:s/>Ich habe nur Zugang zum System über <text:s/>user passwort</text:p>
        </text:list-item>
      </text:list>
      <text:p text:style-name="Standard"/>
      <text:list xml:id="list32678246" text:continue-numbering="true" text:style-name="L1">
        <text:list-item>
          <text:p text:style-name="P2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><text:tab/>Akzeptanzkriterium: <text:s/>Portfolio erstellen und Aktien hinzufügen. </text:p>
      <text:p text:style-name="Standard"/>
      <text:list xml:id="list32661488" text:continue-numbering="true" text:style-name="L1">
        <text:list-item>
          <text:p text:style-name="P2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2189502667545477366" text:style-name="L2">
        <text:list-item>
          <text:p text:style-name="P3">Als Anleger will ich aktualisierte Zeitreihen bei Bedarf für ein bestehendes bereits <text:s/>risiko- optimiertes Portfolio übernehmen. Wert mittel, Prio 2</text:p>
          <text:p text:style-name="P3"><text:s/>Akzeptanzkriterium: <text:s/>Die Werte für Gewicht, Gesamtrisiko des Portfolios und Renditen müssen sich anpassen.</text:p>
          <text:p text:style-name="P3"/>
        </text:list-item>
        <text:list-item>
          <text:p text:style-name="P3">Als Anleger möchte ich die Kennzahlen des Portfolios als pdf-Dokumnet herunterladen</text:p>
          <text:p text:style-name="P3">Akzeptanzkriterium: PDF-Dokument konnte heruntergeladen werden und beinhaltet die Kennzahlen des Portfolios. Wert: Mittel, Prio 2</text:p>
          <text:p text:style-name="P3"/>
        </text:list-item>
        <text:list-item>
          <text:p text:style-name="P3">Als Anleger möchte ich ein Portfolio, das realisiert ist vor Änderungen schützen.</text:p>
          <text:p text:style-name="P3">Akzeptanzkriterium: <text:s/>Portfolio und seine Positionen kann nicht mehr geändert werden (auch die Zeitreihen können nicht mehr aktualisiert werden). </text:p>
          <text:p text:style-name="P3"/>
        </text:list-item>
        <text:list-item>
          <text:p text:style-name="P3">Als Anleger will ich Aktien direkt aus der Portfolio-Übersicht entfernen können (um z.B. schnell die Leerverkäufe und zu kleinen Gewichte entfernen zu können.) Wert mittel, Prio 3</text:p>
          <text:p text:style-name="P3">Akzeptanzkriterium: <text:s/>Aktie entfernen -&gt; Aktie verschwindet in Übersicht Kennzahlen passen sich an.</text:p>
          <text:p text:style-name="P3"/>
        </text:list-item>
        <text:list-item>
          <text:p text:style-name="P3">Als Händler benötige ich die WKN und oder die Yahoo-Kürzel vom Anleger <text:s/>um Aktien für ihn kaufen zu können </text:p>
          <text:p text:style-name="P3">Akzeptanzkriterium: Die WKN steht in der Übersicht und im PDF <text:s/>hinter der Aktie. Wert: Mittel, Prio Mittel.</text:p>
        </text:list-item>
        <text:list-item>
          <text:p text:style-name="P3"><text:soft-page-break/>Als Anleger möchte ich Portfolios, die ich nicht realisiere wieder löschen können.</text:p>
        </text:list-item>
      </text:list>
      <text:list xml:id="list3871916596342550811" text:style-name="L9">
        <text:list-header>
          <text:p text:style-name="P4">Akzeptanzkriterium: Ein Portfolio im Staus nicht commited kann gelöscht werden, eines im Status commited nicht. <text:s/>Wert hoch Prio Hoch</text:p>
        </text:list-header>
      </text:list>
      <text:p text:style-name="Standard"/>
      <text:list xml:id="list7408325948594904405" text:style-name="L15">
        <text:list-header>
          <text:p text:style-name="P5">Version 2:</text:p>
          <text:p text:style-name="P5"/>
        </text:list-header>
        <text:list-item>
          <text:p text:style-name="P5">Als Betreiber der Software benötige ich Informationen zu jeder Aktie, in welcher Währung ihre Kurse und Dividenden angegeben sind, damit ich z.B. den Gesamtwert eines Portfolios = f(t) ermitteln kann. Die Währung soll in der Übersicht angezeigt werden.</text:p>
          <text:p text:style-name="P5">Akzeptanzkriterium: Währung wird angezeigt. <text:span text:style-name="T1">(2)</text:span></text:p>
          <text:p text:style-name="P5"/>
        </text:list-item>
        <text:list-item>
          <text:p text:style-name="P5">Als Betreiber der Software benötige ich (tägliche) Währungskurse EURO → USD in der Mongo-DB.</text:p>
          <text:p text:style-name="P5"><text:a xlink:type="simple" xlink:href="http://www.bundesbank.de/cae/servlet/StatisticDownload?tsId=BBEX3.D.USD.EUR.BB.AC.000&amp;its_csvFormat=de&amp;its_fileFormat=csv&amp;mode=its" text:style-name="Internet_20_link" text:visited-style-name="Visited_20_Internet_20_Link">http://www.bundesbank.de/cae/servlet/StatisticDownload?tsId=BBEX3.D.USD.EUR.BB.AC.000&amp;its_csvFormat=de&amp;its_fileFormat=csv&amp;mode=its</text:a></text:p>
          <text:p text:style-name="P5">Akzeptanzkriterium: Batch-Job wird gestartet, danach sind Kurse in der Datenbank für jeden Tag. <text:span text:style-name="T1">(5)</text:span></text:p>
          <text:p text:style-name="P5"/>
        </text:list-item>
        <text:list-item>
          <text:p text:style-name="P5">Als Anleger möchte ich den Wert des Portfolios und der einzelnen Aktien = f(t) angezeigt bekommen, um die Wertentwicklung beurteilen zu können damit ich <text:s/>ggf. Änderungen an der Zusammenstellung vornehmen zu kann. </text:p>
          <text:p text:style-name="P5">Akzeptanzkriterium: <text:s/>Gesamtwert <text:s/>und Werte der einzelnen Aktien werden angezeigt.</text:p>
          <text:p text:style-name="P5">Wert hoch Prio Hoch <text:span text:style-name="T1">(8)</text:span></text:p>
          <text:p text:style-name="P5"/>
        </text:list-item>
        <text:list-item>
          <text:p text:style-name="P5">Als Anleger möchte ich für ein bestehendes Portfolio mit aktuellen Zeitreihen Risiko und Gewichtsvektor berechnen und anzeigen lassen. </text:p>
          <text:p text:style-name="P5">Akzeptanzkriterium: Risiko und Gewichtsvektor werden angezeigt. Die Ergebnisse müssen mit einem neu angelegten identischen Portfolio übereinstimmen.</text:p>
          <text:p text:style-name="P5">Wert hoch Prio Hoch <text:span text:style-name="T1">(5)</text:span></text:p>
          <text:p text:style-name="P5"/>
        </text:list-item>
        <text:list-item>
          <text:p text:style-name="P5">Als Anleger möchte ich ein bestehendes Portfolio kopieren, um es ändern zu können.</text:p>
          <text:p text:style-name="P5">Akzeptanzkriterium: Kopiertes Portfolio kann bearbeitet werden.</text:p>
          <text:p text:style-name="P5">Wert niedrig <text:s/>Prio <text:s/>niedrig <text:span text:style-name="T1">(3)</text:span></text:p>
          <text:p text:style-name="P5"/>
        </text:list-item>
        <text:list-item>
          <text:p text:style-name="P5">Als Betreiber der Software <text:s/>möchte ich I18N-Texte in Properties Dateien ablegen und Deutsch und Englisch als Sprachen unterstützen.</text:p>
          <text:p text:style-name="P5">Akzeptanzkriterium: <text:s/>sämtliche I18N-Labels <text:s/>ändern sich, wenn ich die Spacheinstellung ändere. </text:p>
          <text:p text:style-name="P5">Wert mittel <text:s/>Prio mittel <text:span text:style-name="T1">(8)</text:span></text:p>
          <text:p text:style-name="P5"/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0T21:15:52.08</meta:creation-date>
    <dc:date>2016-04-28T12:49:41.08</dc:date>
    <meta:editing-duration>PT1H32M51S</meta:editing-duration>
    <meta:editing-cycles>13</meta:editing-cycles>
    <meta:generator>OpenOffice/4.1.2$Win32 OpenOffice.org_project/412m3$Build-9782</meta:generator>
    <dc:creator>Manfred Quasten</dc:creator>
    <meta:document-statistic meta:table-count="0" meta:image-count="0" meta:object-count="0" meta:page-count="2" meta:paragraph-count="44" meta:word-count="636" meta:character-count="4695"/>
  </office:meta>
</office:document-meta>
</file>